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/>
    <style:style style:name="P6" style:parent-style-name="ListParagraph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text-position="super 59%"/>
    </style:style>
    <style:style style:name="T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9</text:p>
      <text:p text:style-name="Normal">November<text:s/>25, 2025.<text:s/></text:p>
      <text:p text:style-name="Normal">12:00</text:p>
      <text:p text:style-name="Normal">Attendees:</text:p>
      <text:p text:style-name="Normal">Tania Reyes, Ben Crosfield, Lucas Oliveira</text:p>
      <text:p text:style-name="Normal"/>
      <text:p text:style-name="Normal"><text:span text:style-name="T2">1. Agenda</text:span></text:p>
      <text:p text:style-name="Normal">- Work on individual tasks</text:p>
      <text:p text:style-name="Normal">- Update group members<text:s/>on progress</text:p>
      <text:p text:style-name="Normal">- Complete task 4(b)</text:p>
      <text:p text:style-name="Normal"/>
      <text:p text:style-name="P3">2. Progress Since Last Meeting</text:p>
      <text:p text:style-name="Normal">- All group members have worked on their task 4(a)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Integration of Subsystems: the approach chosen to combine our subsystems was to keep all components and interfaces separate by renaming them.<text:s/></text:p>
        </text:list-item>
      </text:list>
      <text:p text:style-name="P6"/>
      <text:p text:style-name="Normal"><text:span text:style-name="T7">4. Issues to Solve</text:span></text:p>
      <text:p text:style-name="Normal">- Group members keep struggling with Papyrus, but they have successfully uploaded their diagrams to Github.<text:s/></text:p>
      <text:p text:style-name="Normal">-Complete integration of systems with 3 subsystems (as 4<text:span text:style-name="T8">th</text:span><text:s/>members has not responded).</text:p>
      <text:p text:style-name="Normal"/>
      <text:p text:style-name="Normal"><text:span text:style-name="T9">5. Next Meeting</text:span></text:p>
      <text:p text:style-name="Normal">Online, before next practica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3:23:00Z</meta:creation-date>
    <dc:date>2025-12-02T13:23:00Z</dc:date>
    <meta:template xlink:href="Normal" xlink:type="simple"/>
    <meta:editing-cycles>2</meta:editing-cycles>
    <meta:editing-duration>PT0S</meta:editing-duration>
    <meta:document-statistic meta:page-count="1" meta:paragraph-count="1" meta:word-count="106" meta:character-count="711" meta:row-count="5" meta:non-whitespace-character-count="606"/>
  </office:meta>
</office:document-meta>
</file>